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004da" officeooo:paragraph-rsid="001004da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dioButton is a two-state button which can either be checked or unchecked</text:p>
      <text:p text:style-name="P1">=&gt; It is normally used in a RadioGr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05:36.658070556</meta:creation-date>
    <dc:date>2019-10-06T19:11:23.784594714</dc:date>
    <meta:editing-duration>PT5M50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2" meta:word-count="20" meta:character-count="112" meta:non-whitespace-character-count="94"/>
  </office:meta>
</office:document-meta>
</file>